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co36" style:family="table-column">
      <style:table-column-properties fo:break-before="auto" style:column-width="39.3mm"/>
    </style:style>
    <style:style style:name="co37" style:family="table-column">
      <style:table-column-properties fo:break-before="auto" style:column-width="46.11mm"/>
    </style:style>
    <style:style style:name="co38" style:family="table-column">
      <style:table-column-properties fo:break-before="auto" style:column-width="160.16mm"/>
    </style:style>
    <style:style style:name="co39" style:family="table-column">
      <style:table-column-properties fo:break-before="auto" style:column-width="136.84mm"/>
    </style:style>
    <style:style style:name="co40" style:family="table-column">
      <style:table-column-properties fo:break-before="auto" style:column-width="93.8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4" style:family="table-cell" style:parent-style-name="Default">
      <style:table-cell-properties fo:background-color="transparent" style:vertical-align="top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justify" fo:margin-left="0mm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99ccff" style:vertical-align="top"/>
      <style:text-properties style:text-position="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ackground-color="#ffcc99" style:vertical-align="top"/>
    </style:style>
    <style:style style:name="ce1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transparent" style:vertical-align="top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1" table:number-columns-repeated="1018" table:default-cell-style-name="ce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0" office:value-type="string" calcext:value-type="string">
            <text:p>Note that tests must be performed on an interface fully supporting advanced serial COM port featur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5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5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ToDo</text:p>
          </table:table-cell>
          <table:table-cell table:style-name="ce9" table:number-columns-repeated="2"/>
          <table:table-cell table:style-name="ce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ToDo</text:p>
          </table:table-cell>
          <table:table-cell table:style-name="ce9"/>
          <table:table-cell table:style-name="ce9" office:value-type="string" calcext:value-type="string">
            <text:p>Suspend/Resume</text:p>
          </table:table-cell>
          <table:table-cell table:style-name="ce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f internal COM</text:p>
          </table:table-cell>
          <table:table-cell table:style-name="ce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Suspend computer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Resume computer</text:p>
          </table:table-cell>
          <table:table-cell table:number-columns-repeated="1020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not possible, terminal gets closed, is waiting for reconnect</text:p>
          </table:table-cell>
          <table:table-cell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&lt;Ctrl+A&gt;</text:p>
          </table:table-cell>
          <table:table-cell table:style-name="ce4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string" calcext:value-type="string">
            <text:p>Modify the command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table:style-name="ce4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table:style-name="ce4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No control characters in drop-down</text:p>
          </table:table-cell>
          <table:table-cell table:style-name="ce4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Changed 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table:style-name="ce4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style-name="ce4" office:value-type="string" calcext:value-type="string">
            <text:p>&lt;Shift+Fx&gt;</text:p>
          </table:table-cell>
          <table:table-cell table:style-name="ce4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style-name="ce4" office:value-type="string" calcext:value-type="string">
            <text:p>&lt;Enter&gt;</text:p>
          </table:table-cell>
          <table:table-cell table:style-name="ce4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&lt;Shift+Fx&gt;</text:p>
          </table:table-cell>
          <table:table-cell table:style-name="ce4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Lin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.00.0000</text:date>, <text:time style:data-style-name="N2" text:time-value="20:02:59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4H22M1S</meta:editing-duration>
    <meta:editing-cycles>161</meta:editing-cycles>
    <meta:generator>LibreOffice/5.0.4.2$Windows_X86_64 LibreOffice_project/2b9802c1994aa0b7dc6079e128979269cf95bc78</meta:generator>
    <dc:date>2016-09-11T20:20:55.748000000</dc:date>
    <meta:print-date>2013-02-02T14:44:49.07</meta:print-date>
    <meta:document-statistic meta:table-count="11" meta:cell-count="1107" meta:object-count="0"/>
    <meta:user-defined meta:name="Info 1"/>
    <meta:user-defined meta:name="Info 2"/>
    <meta:user-defined meta:name="Info 3"/>
    <meta:user-defined meta:name="Info 4"/>
  </office:meta>
</office:document-meta>
</file>